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794b" officeooo:paragraph-rsid="0001794b"/>
    </style:style>
    <style:style style:name="P2" style:family="paragraph" style:parent-style-name="Standard">
      <style:text-properties officeooo:rsid="0001794b" officeooo:paragraph-rsid="0008c609"/>
    </style:style>
    <style:style style:name="P3" style:family="paragraph" style:parent-style-name="Standard">
      <style:text-properties officeooo:rsid="0001794b" officeooo:paragraph-rsid="0010f2da"/>
    </style:style>
    <style:style style:name="P4" style:family="paragraph" style:parent-style-name="Standard">
      <style:text-properties officeooo:paragraph-rsid="0001794b"/>
    </style:style>
    <style:style style:name="P5" style:family="paragraph" style:parent-style-name="Standard">
      <style:text-properties officeooo:rsid="0002544d" officeooo:paragraph-rsid="0002544d"/>
    </style:style>
    <style:style style:name="P6" style:family="paragraph" style:parent-style-name="Standard">
      <style:text-properties officeooo:rsid="00044589" officeooo:paragraph-rsid="000757da"/>
    </style:style>
    <style:style style:name="P7" style:family="paragraph" style:parent-style-name="Standard">
      <style:text-properties officeooo:paragraph-rsid="00044589"/>
    </style:style>
    <style:style style:name="P8" style:family="paragraph" style:parent-style-name="Standard">
      <style:text-properties officeooo:paragraph-rsid="0002544d"/>
    </style:style>
    <style:style style:name="P9" style:family="paragraph" style:parent-style-name="Standard">
      <style:text-properties officeooo:rsid="000757da" officeooo:paragraph-rsid="000757da"/>
    </style:style>
    <style:style style:name="P10" style:family="paragraph" style:parent-style-name="Standard">
      <style:text-properties officeooo:rsid="000aa6ed" officeooo:paragraph-rsid="000aa6ed"/>
    </style:style>
    <style:style style:name="P11" style:family="paragraph" style:parent-style-name="Standard">
      <style:text-properties officeooo:paragraph-rsid="000b6583"/>
    </style:style>
    <style:style style:name="P12" style:family="paragraph" style:parent-style-name="Standard">
      <style:text-properties officeooo:paragraph-rsid="000d59c0"/>
    </style:style>
    <style:style style:name="P13" style:family="paragraph" style:parent-style-name="Standard">
      <style:text-properties officeooo:paragraph-rsid="000ed31a"/>
    </style:style>
    <style:style style:name="P14" style:family="paragraph" style:parent-style-name="Standard">
      <style:text-properties officeooo:paragraph-rsid="0010a36f"/>
    </style:style>
    <style:style style:name="P15" style:family="paragraph" style:parent-style-name="Standard">
      <style:text-properties officeooo:rsid="0010a36f" officeooo:paragraph-rsid="0010a36f"/>
    </style:style>
    <style:style style:name="P16" style:family="paragraph" style:parent-style-name="Standard">
      <style:text-properties officeooo:paragraph-rsid="0010f2da"/>
    </style:style>
    <style:style style:name="P17" style:family="paragraph" style:parent-style-name="Standard">
      <style:text-properties officeooo:paragraph-rsid="000757da"/>
    </style:style>
    <style:style style:name="P18" style:family="paragraph" style:parent-style-name="Standard">
      <style:text-properties officeooo:rsid="0010a36f" officeooo:paragraph-rsid="0010a36f"/>
    </style:style>
    <style:style style:name="T1" style:family="text">
      <style:text-properties officeooo:rsid="0001794b"/>
    </style:style>
    <style:style style:name="T2" style:family="text">
      <style:text-properties officeooo:rsid="0002544d"/>
    </style:style>
    <style:style style:name="T3" style:family="text">
      <style:text-properties officeooo:rsid="00044589"/>
    </style:style>
    <style:style style:name="T4" style:family="text">
      <style:text-properties officeooo:rsid="000757da"/>
    </style:style>
    <style:style style:name="T5" style:family="text">
      <style:text-properties officeooo:rsid="000b6583"/>
    </style:style>
    <style:style style:name="T6" style:family="text">
      <style:text-properties officeooo:rsid="000d59c0"/>
    </style:style>
    <style:style style:name="T7" style:family="text">
      <style:text-properties officeooo:rsid="000ed31a"/>
    </style:style>
    <style:style style:name="T8" style:family="text">
      <style:text-properties officeooo:rsid="0010a36f"/>
    </style:style>
    <style:style style:name="T9" style:family="text">
      <style:text-properties officeooo:rsid="0010f2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xercícios <text:s/></text:p>
      <text:p text:style-name="P2"/>
      <text:p text:style-name="P12"><text:span text:style-name="T6">Considerando um máquina de Turing mT, tal que seus estados qi e qj de M, sejam passos das configurações em uma linguagem L = (W | W</text:span> ∈ { 0, 1 }*<text:span text:style-name="T6"> ), e a máquina é composta por um alfabeto da fita mT com a string, x e y.</text:span></text:p>
      <text:p text:style-name="P2"/>
      <text:p text:style-name="P2"/>
      <text:p text:style-name="P2">● Uma configuração origina outra se acontece o seguinte: </text:p>
      <text:p text:style-name="P2">● Caso geral: </text:p>
      <text:p text:style-name="P13"><text:span text:style-name="T1">○ </text:span><text:span text:style-name="T7">(qi)0011</text:span><text:span text:style-name="T1"> origina </text:span><text:span text:style-name="T7">0(qj)011 </text:span><text:span text:style-name="T1">se a função de transição 𝛿 de </text:span><text:span text:style-name="T9">mT</text:span><text:span text:style-name="T1"> </text:span><text:span text:style-name="T7">| </text:span><text:span text:style-name="T1">(qi , </text:span><text:span text:style-name="T7">0</text:span><text:span text:style-name="T1">) = (qj , </text:span><text:span text:style-name="T7">0</text:span><text:span text:style-name="T1">, </text:span><text:span text:style-name="T7">R</text:span><text:span text:style-name="T1">); </text:span></text:p>
      <text:p text:style-name="P3">○ <text:s/><text:span text:style-name="T7">00(qi)11</text:span> origina <text:span text:style-name="T7">0(qj)011 </text:span>se a função de transição 𝛿 de <text:span text:style-name="T9">mT</text:span> <text:span text:style-name="T7">| </text:span>(qi , <text:span text:style-name="T7">1</text:span>) = (qj , <text:span text:style-name="T7">0</text:span>, <text:span text:style-name="T7">L</text:span>); </text:p>
      <text:p text:style-name="P1"/>
      <text:p text:style-name="P1"/>
      <text:p text:style-name="P16"><text:span text:style-name="T1">Considerando a </text:span><text:span text:style-name="T7">mT </text:span><text:span text:style-name="T1">tal que <text:s/></text:span><text:span text:style-name="T9">mT</text:span><text:span text:style-name="T1"> ({q0, q1, q2, q3, q4, </text:span><text:span text:style-name="T8">q5</text:span><text:span text:style-name="T1">},{0,1},{0,1,x,y,U}, q0, q4, </text:span><text:span text:style-name="T8">q5</text:span><text:span text:style-name="T1">).<text:line-break/></text:span></text:p>
      <text:p text:style-name="P1"/>
      <text:p text:style-name="P1">a) liste a sequ<text:span text:style-name="T7">ê</text:span>ncia de configurações de <text:span text:style-name="T7">mT </text:span>para string de entra 0011;</text:p>
      <text:p text:style-name="P1"/>
      <text:p text:style-name="P1"><text:s/></text:p>
      <text:p text:style-name="P4"><text:span text:style-name="T1">Considerando uma </text:span><text:span text:style-name="T7">máquina de Turing </text:span><text:span text:style-name="T2">decidível </text:span><text:span text:style-name="T1">temos </text:span><text:span text:style-name="T7">que</text:span><text:span text:style-name="T1"> q0, é o estado inicial sendo assim:</text:span></text:p>
      <text:p text:style-name="P1"/>
      <text:p text:style-name="P17"><text:span text:style-name="T9">SEGUINTES CONFIGURAÇÕES</text:span><text:span text:style-name="T4">: </text:span></text:p>
      <text:p text:style-name="P9"/>
      <text:p text:style-name="P3"><text:span text:style-name="T4">q0 = </text:span>(q0)X011UU origina q1 <text:span text:style-name="T4">= </text:span>X(q1)011UU,<text:tab/><text:span text:style-name="T5">de </text:span><text:span text:style-name="T9">mT</text:span><text:span text:style-name="T5"> | (q0, 0) = (q1, X, R)</text:span></text:p>
      <text:p text:style-name="P4"/>
      <text:p text:style-name="P16"><text:span text:style-name="T1">q1 </text:span><text:span text:style-name="T4">= </text:span><text:span text:style-name="T1">X0(q1)11UU origina q2 </text:span><text:span text:style-name="T4">= </text:span><text:span text:style-name="T1">X(q2)0Y1UU, <text:s text:c="7"/></text:span><text:span text:style-name="T5">de </text:span><text:span text:style-name="T9">mT</text:span><text:span text:style-name="T5"> | (q1, 1) = (q2, Y, L)</text:span></text:p>
      <text:p text:style-name="P7"/>
      <text:p text:style-name="P16"><text:span text:style-name="T1">q2 </text:span><text:span text:style-name="T4">=</text:span><text:span text:style-name="T1"> </text:span><text:span text:style-name="T2">X(q2)0Y1UU origina q0 </text:span><text:span text:style-name="T4">= </text:span><text:span text:style-name="T2">(q0)X</text:span><text:span text:style-name="T3">0</text:span><text:span text:style-name="T2">Y1UU, <text:s text:c="6"/></text:span><text:span text:style-name="T5">de </text:span><text:span text:style-name="T9">mT</text:span><text:span text:style-name="T5"> | (q2, </text:span><text:span text:style-name="T8">0</text:span><text:span text:style-name="T5">) = (q0, X, </text:span><text:span text:style-name="T8">L</text:span><text:span text:style-name="T5">)</text:span></text:p>
      <text:p text:style-name="P7"/>
      <text:p text:style-name="P16"><text:span text:style-name="T1">q0 </text:span><text:span text:style-name="T4">= </text:span><text:span text:style-name="T1">X(q0)0</text:span><text:span text:style-name="T3">Y</text:span><text:span text:style-name="T1">1UU origina </text:span><text:span text:style-name="T2">q1 </text:span><text:span text:style-name="T4">= </text:span><text:span text:style-name="T2">XX(q1)Y1UU,</text:span><text:span text:style-name="T1"> <text:tab/></text:span><text:span text:style-name="T5">de </text:span><text:span text:style-name="T9">mT</text:span><text:span text:style-name="T5"> | (q0, 0) = (q1, X, R)</text:span></text:p>
      <text:p text:style-name="P8"/>
      <text:p text:style-name="P16"><text:span text:style-name="T2">q1 </text:span><text:span text:style-name="T4">= </text:span><text:span text:style-name="T2">XX(q1)Y1UU origina q2</text:span><text:span text:style-name="T4">= </text:span><text:span text:style-name="T2">XXY(q</text:span><text:span text:style-name="T3">2</text:span><text:span text:style-name="T2">)</text:span><text:span text:style-name="T3">Y</text:span><text:span text:style-name="T2">UU, <text:s text:c="5"/></text:span><text:span text:style-name="T5">de </text:span><text:span text:style-name="T9">mT</text:span><text:span text:style-name="T5"> | (q1, </text:span><text:span text:style-name="T6">1</text:span><text:span text:style-name="T5">) = (q2, Y, L)</text:span></text:p>
      <text:p text:style-name="P7"/>
      <text:p text:style-name="P16"><text:span text:style-name="T3">q2 </text:span><text:span text:style-name="T4">= </text:span><text:span text:style-name="T3">X(</text:span><text:span text:style-name="T4">q</text:span><text:span text:style-name="T3">2)XYYUU origina q3 </text:span><text:span text:style-name="T4">= </text:span><text:span text:style-name="T3">(q</text:span><text:span text:style-name="T5">0</text:span><text:span text:style-name="T3">)XXYYUU, <text:s text:c="3"/></text:span><text:span text:style-name="T5">de </text:span><text:span text:style-name="T9">mT</text:span><text:span text:style-name="T5"> | (q2, X) = </text:span><text:span text:style-name="T6">(q0, X, R)</text:span></text:p>
      <text:p text:style-name="P11"/>
      <text:p text:style-name="P16"><text:span text:style-name="T3">q</text:span><text:span text:style-name="T6">0</text:span><text:span text:style-name="T3"> </text:span><text:span text:style-name="T4">= </text:span><text:span text:style-name="T3">XX(</text:span><text:span text:style-name="T4">q</text:span><text:span text:style-name="T5">0</text:span><text:span text:style-name="T3">)YYUU origina q3 </text:span><text:span text:style-name="T4">= </text:span><text:span text:style-name="T3">XXY(q3)YUU, <text:s text:c="3"/></text:span><text:span text:style-name="T6">de </text:span><text:span text:style-name="T9">mT</text:span><text:span text:style-name="T6"> | (q0, Y) = (q3, Y, R)</text:span></text:p>
      <text:p text:style-name="P7"/>
      <text:p text:style-name="P16"><text:span text:style-name="T3">q3 </text:span><text:span text:style-name="T4">=</text:span><text:span text:style-name="T3"> XXY(q3)YUU, origina q4 </text:span><text:span text:style-name="T4">= </text:span><text:span text:style-name="T3">XXYY(q4)UU, <text:s text:c="2"/></text:span><text:span text:style-name="T6">de </text:span><text:span text:style-name="T9">mT</text:span><text:span text:style-name="T6"> | (q3, U) = (q4, U, R)</text:span></text:p>
      <text:p text:style-name="P6"/>
      <text:p text:style-name="P6">q4 <text:span text:style-name="T4">= </text:span>XXYY(q4)UU <text:span text:style-name="T4">origina q_aceita.</text:span></text:p>
      <text:p text:style-name="P5"/>
      <text:p text:style-name="P1"/>
      <text:p text:style-name="P13"><text:span text:style-name="T7">b) </text:span><text:span text:style-name="T1"><text:s/>liste a sequ</text:span><text:span text:style-name="T7">ê</text:span><text:span text:style-name="T1">ncia de configurações de </text:span><text:span text:style-name="T7">mT </text:span><text:span text:style-name="T1">para string de entra </text:span><text:span text:style-name="T7">0010</text:span><text:span text:style-name="T1">;</text:span></text:p>
      <text:p text:style-name="P13"/>
      <text:p text:style-name="P3"><text:span text:style-name="T4">q0 = </text:span>(q0)X01<text:span text:style-name="T8">0</text:span>UU origina q1 <text:span text:style-name="T4">= </text:span>X(q1)01<text:span text:style-name="T8">0</text:span>UU,<text:tab/><text:span text:style-name="T5">de </text:span><text:span text:style-name="T9">mT</text:span><text:span text:style-name="T5"> | (q0, 0) = (q1, X, R)</text:span></text:p>
      <text:p text:style-name="P14"/>
      <text:p text:style-name="P16"><text:span text:style-name="T1">q1 </text:span><text:span text:style-name="T4">= </text:span><text:span text:style-name="T1">X0(q1)1</text:span><text:span text:style-name="T8">0</text:span><text:span text:style-name="T1">UU origina q2 </text:span><text:span text:style-name="T4">= </text:span><text:span text:style-name="T1">X(q2)0Y</text:span><text:span text:style-name="T8">0</text:span><text:span text:style-name="T1">UU, <text:s text:c="7"/></text:span><text:span text:style-name="T5">de </text:span><text:span text:style-name="T9">mT</text:span><text:span text:style-name="T5"> | (q1, 1) = (q2, Y, L)</text:span></text:p>
      <text:p text:style-name="P14"/>
      <text:p text:style-name="P16"><text:span text:style-name="T1">q2 </text:span><text:span text:style-name="T4">=</text:span><text:span text:style-name="T1"> </text:span><text:span text:style-name="T2">X(q2)0Y1UU origina q0 </text:span><text:span text:style-name="T4">= </text:span><text:span text:style-name="T2">(q0)X</text:span><text:span text:style-name="T3">0</text:span><text:span text:style-name="T2">Y</text:span><text:span text:style-name="T8">0</text:span><text:span text:style-name="T2">UU, <text:s text:c="6"/></text:span><text:span text:style-name="T5">de </text:span><text:span text:style-name="T9">mT</text:span><text:span text:style-name="T5"> | (q2, </text:span><text:span text:style-name="T8">0</text:span><text:span text:style-name="T5">) = (q0, X, </text:span><text:span text:style-name="T8">L</text:span><text:span text:style-name="T5">)</text:span></text:p>
      <text:p text:style-name="P14"/>
      <text:p text:style-name="P3">q0 <text:span text:style-name="T4">= </text:span>X(q0)0<text:span text:style-name="T3">Y</text:span>1UU origina <text:span text:style-name="T2">q1 </text:span><text:span text:style-name="T4">= </text:span><text:span text:style-name="T2">XX(q1)Y</text:span><text:span text:style-name="T8">0</text:span><text:span text:style-name="T2">UU,</text:span> <text:tab/><text:span text:style-name="T5">de </text:span><text:span text:style-name="T9">mT</text:span><text:span text:style-name="T5"> | (q0, 0) = (q1, X, R)</text:span></text:p>
      <text:p text:style-name="P15"/>
      <text:p text:style-name="P15"><text:soft-page-break/>q1 = XXY(q1)0UU origina q5 XXY0(q5)UU, <text:s text:c="8"/>de mT | (q1, 0) = (q5, U, R)</text:p>
      <text:p text:style-name="P15"/>
      <text:p text:style-name="P15">q5 = XXY0(q5)UU origina q_rejeita.</text:p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17:00:41.837629482</meta:creation-date>
    <meta:editing-duration>PT42M51S</meta:editing-duration>
    <meta:editing-cycles>4</meta:editing-cycles>
    <meta:generator>LibreOffice/6.4.6.2$Linux_X86_64 LibreOffice_project/40$Build-2</meta:generator>
    <dc:date>2021-03-18T10:03:00.218017922</dc:date>
    <meta:document-statistic meta:table-count="0" meta:image-count="0" meta:object-count="0" meta:page-count="2" meta:paragraph-count="27" meta:word-count="379" meta:character-count="1831" meta:non-whitespace-character-count="1417"/>
  </office:meta>
</office:document-meta>
</file>